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3.881cm"/>
    </style:style>
    <style:style style:name="Table1.B" style:family="table-column">
      <style:table-column-properties style:column-width="11.024cm"/>
    </style:style>
    <style:style style:name="Table1.C" style:family="table-column">
      <style:table-column-properties style:column-width="2.69cm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77f8b0" officeooo:paragraph-rsid="001792d0" style:font-weight-asian="bold" style:font-weight-complex="bold"/>
    </style:style>
    <style:style style:name="P2" style:family="paragraph" style:parent-style-name="Table_20_Contents">
      <style:text-properties officeooo:rsid="001cd55b" officeooo:paragraph-rsid="001cd55b"/>
    </style:style>
    <style:style style:name="P3" style:family="paragraph" style:parent-style-name="Table_20_Contents">
      <style:text-properties officeooo:rsid="001f165b" officeooo:paragraph-rsid="001f165b"/>
    </style:style>
    <style:style style:name="P4" style:family="paragraph" style:parent-style-name="Table_20_Contents">
      <style:text-properties officeooo:rsid="0025b341" officeooo:paragraph-rsid="0026ea8d"/>
    </style:style>
    <style:style style:name="P5" style:family="paragraph" style:parent-style-name="Table_20_Contents">
      <style:text-properties officeooo:rsid="00288bb5" officeooo:paragraph-rsid="00288bb5"/>
    </style:style>
    <style:style style:name="P6" style:family="paragraph" style:parent-style-name="Table_20_Contents">
      <style:text-properties officeooo:rsid="0029da5b" officeooo:paragraph-rsid="0029da5b"/>
    </style:style>
    <style:style style:name="P7" style:family="paragraph" style:parent-style-name="Table_20_Contents">
      <style:text-properties officeooo:rsid="002a03f6" officeooo:paragraph-rsid="002a03f6"/>
    </style:style>
    <style:style style:name="P8" style:family="paragraph" style:parent-style-name="Table_20_Contents">
      <style:text-properties officeooo:rsid="002dda55" officeooo:paragraph-rsid="002dda55"/>
    </style:style>
    <style:style style:name="P9" style:family="paragraph" style:parent-style-name="Table_20_Contents">
      <style:text-properties officeooo:rsid="002fd06e" officeooo:paragraph-rsid="002fd06e"/>
    </style:style>
    <style:style style:name="P10" style:family="paragraph" style:parent-style-name="Table_20_Contents">
      <style:text-properties officeooo:rsid="003497d6" officeooo:paragraph-rsid="003497d6"/>
    </style:style>
    <style:style style:name="P11" style:family="paragraph" style:parent-style-name="Table_20_Contents">
      <style:text-properties officeooo:rsid="0037be5c" officeooo:paragraph-rsid="0037be5c"/>
    </style:style>
    <style:style style:name="P12" style:family="paragraph" style:parent-style-name="Table_20_Contents">
      <style:text-properties officeooo:rsid="003d5d77" officeooo:paragraph-rsid="003d5d77"/>
    </style:style>
    <style:style style:name="P13" style:family="paragraph" style:parent-style-name="Table_20_Contents">
      <style:text-properties officeooo:rsid="003ee368" officeooo:paragraph-rsid="003ee368"/>
    </style:style>
    <style:style style:name="P14" style:family="paragraph" style:parent-style-name="Table_20_Contents">
      <style:text-properties officeooo:rsid="00412150" officeooo:paragraph-rsid="00412150"/>
    </style:style>
    <style:style style:name="P15" style:family="paragraph" style:parent-style-name="Table_20_Contents">
      <style:text-properties officeooo:rsid="0042a9ac" officeooo:paragraph-rsid="0042a9ac"/>
    </style:style>
    <style:style style:name="P16" style:family="paragraph" style:parent-style-name="Table_20_Contents">
      <style:text-properties officeooo:rsid="0044b5d1" officeooo:paragraph-rsid="0044b5d1"/>
    </style:style>
    <style:style style:name="P17" style:family="paragraph" style:parent-style-name="Table_20_Contents">
      <style:text-properties officeooo:rsid="0044b5d1" officeooo:paragraph-rsid="004a26c9"/>
    </style:style>
    <style:style style:name="P18" style:family="paragraph" style:parent-style-name="Table_20_Contents">
      <style:text-properties officeooo:rsid="004bc1ba" officeooo:paragraph-rsid="004bc1ba"/>
    </style:style>
    <style:style style:name="P19" style:family="paragraph" style:parent-style-name="Table_20_Contents">
      <style:text-properties officeooo:rsid="0058a1b7" officeooo:paragraph-rsid="0058a1b7"/>
    </style:style>
    <style:style style:name="P20" style:family="paragraph" style:parent-style-name="Table_20_Contents">
      <style:text-properties officeooo:rsid="005a869c" officeooo:paragraph-rsid="005a869c"/>
    </style:style>
    <style:style style:name="P21" style:family="paragraph" style:parent-style-name="Table_20_Contents">
      <style:text-properties officeooo:rsid="005b4ec1" officeooo:paragraph-rsid="005b4ec1"/>
    </style:style>
    <style:style style:name="P22" style:family="paragraph" style:parent-style-name="Table_20_Contents">
      <style:text-properties officeooo:rsid="005f32dd" officeooo:paragraph-rsid="005f32dd"/>
    </style:style>
    <style:style style:name="P23" style:family="paragraph" style:parent-style-name="Table_20_Contents">
      <style:text-properties officeooo:rsid="006057d6" officeooo:paragraph-rsid="006057d6"/>
    </style:style>
    <style:style style:name="P24" style:family="paragraph" style:parent-style-name="Table_20_Contents">
      <style:text-properties officeooo:rsid="00646490" officeooo:paragraph-rsid="00646490"/>
    </style:style>
    <style:style style:name="P25" style:family="paragraph" style:parent-style-name="Table_20_Contents">
      <style:text-properties officeooo:rsid="006ba213" officeooo:paragraph-rsid="006ba213"/>
    </style:style>
    <style:style style:name="P26" style:family="paragraph" style:parent-style-name="Table_20_Source">
      <style:paragraph-properties fo:text-align="center" style:justify-single-word="false"/>
      <style:text-properties officeooo:paragraph-rsid="00195905"/>
    </style:style>
    <style:style style:name="P27" style:family="paragraph" style:parent-style-name="Table_20_Source">
      <style:text-properties officeooo:paragraph-rsid="0019f7e1"/>
    </style:style>
    <style:style style:name="P28" style:family="paragraph" style:parent-style-name="Table_20_Source">
      <style:text-properties officeooo:paragraph-rsid="0021b0ed"/>
    </style:style>
    <style:style style:name="P29" style:family="paragraph" style:parent-style-name="Table_20_Source">
      <style:text-properties officeooo:paragraph-rsid="0028fc17"/>
    </style:style>
    <style:style style:name="P30" style:family="paragraph" style:parent-style-name="Table_20_Source">
      <style:text-properties officeooo:paragraph-rsid="002bf05c"/>
    </style:style>
    <style:style style:name="P31" style:family="paragraph" style:parent-style-name="Table_20_Source">
      <style:text-properties officeooo:paragraph-rsid="00310486"/>
    </style:style>
    <style:style style:name="P32" style:family="paragraph" style:parent-style-name="Table_20_Source">
      <style:text-properties officeooo:paragraph-rsid="00378790"/>
    </style:style>
    <style:style style:name="P33" style:family="paragraph" style:parent-style-name="Table_20_Source">
      <style:text-properties officeooo:paragraph-rsid="003bc591"/>
    </style:style>
    <style:style style:name="P34" style:family="paragraph" style:parent-style-name="Table_20_Source">
      <style:text-properties officeooo:rsid="00412150" officeooo:paragraph-rsid="00412150"/>
    </style:style>
    <style:style style:name="P35" style:family="paragraph" style:parent-style-name="Table_20_Source">
      <style:text-properties officeooo:rsid="0044b5d1" officeooo:paragraph-rsid="0044b5d1"/>
    </style:style>
    <style:style style:name="P36" style:family="paragraph" style:parent-style-name="Table_20_Source">
      <style:text-properties officeooo:rsid="00453a29" officeooo:paragraph-rsid="00453a29"/>
    </style:style>
    <style:style style:name="P37" style:family="paragraph" style:parent-style-name="Table_20_Source">
      <style:text-properties officeooo:rsid="0058a1b7" officeooo:paragraph-rsid="0058a1b7"/>
    </style:style>
    <style:style style:name="P38" style:family="paragraph" style:parent-style-name="Table_20_Source">
      <style:text-properties officeooo:rsid="005b4ec1" officeooo:paragraph-rsid="005b4ec1"/>
    </style:style>
    <style:style style:name="P39" style:family="paragraph" style:parent-style-name="Table_20_Source">
      <style:text-properties officeooo:rsid="006057d6" officeooo:paragraph-rsid="006057d6"/>
    </style:style>
    <style:style style:name="P40" style:family="paragraph" style:parent-style-name="Title">
      <style:text-properties officeooo:paragraph-rsid="0017187e"/>
    </style:style>
    <style:style style:name="P41" style:family="paragraph" style:parent-style-name="Text_20_body">
      <style:text-properties officeooo:rsid="00176fbb" officeooo:paragraph-rsid="0017187e"/>
    </style:style>
    <style:style style:name="P42" style:family="paragraph" style:parent-style-name="Text_20_body">
      <style:text-properties officeooo:rsid="001cdd4f" officeooo:paragraph-rsid="001792d0"/>
    </style:style>
    <style:style style:name="P43" style:family="paragraph" style:parent-style-name="Text_20_body">
      <style:text-properties officeooo:rsid="004e307f" officeooo:paragraph-rsid="0017187e"/>
    </style:style>
    <style:style style:name="P44" style:family="paragraph" style:parent-style-name="Text_20_body">
      <style:text-properties officeooo:rsid="0001bc84" officeooo:paragraph-rsid="0017187e"/>
    </style:style>
    <style:style style:name="P45" style:family="paragraph" style:parent-style-name="Text_20_body">
      <style:text-properties officeooo:paragraph-rsid="0017187e"/>
    </style:style>
    <style:style style:name="P46" style:family="paragraph" style:parent-style-name="Text_20_body">
      <style:text-properties officeooo:rsid="004c5470" officeooo:paragraph-rsid="004c5470"/>
    </style:style>
    <style:style style:name="P47" style:family="paragraph" style:parent-style-name="Text_20_body">
      <style:text-properties officeooo:rsid="0066299d" officeooo:paragraph-rsid="0066299d"/>
    </style:style>
    <style:style style:name="P48" style:family="paragraph" style:parent-style-name="Source_20_Text">
      <style:text-properties officeooo:rsid="00053a2d" officeooo:paragraph-rsid="0017187e"/>
    </style:style>
    <style:style style:name="P49" style:family="paragraph" style:parent-style-name="Heading_20_2">
      <style:text-properties officeooo:rsid="00176106" officeooo:paragraph-rsid="0017187e"/>
    </style:style>
    <style:style style:name="P50" style:family="paragraph" style:parent-style-name="Heading_20_2">
      <style:text-properties officeooo:rsid="00176fbb" officeooo:paragraph-rsid="0017187e"/>
    </style:style>
    <style:style style:name="P51" style:family="paragraph" style:parent-style-name="Heading_20_2">
      <style:text-properties officeooo:rsid="001cdd4f" officeooo:paragraph-rsid="0017187e"/>
    </style:style>
    <style:style style:name="P52" style:family="paragraph" style:parent-style-name="Heading_20_2">
      <style:text-properties officeooo:paragraph-rsid="0017187e"/>
    </style:style>
    <style:style style:name="P53" style:family="paragraph" style:parent-style-name="Heading_20_2">
      <style:text-properties officeooo:rsid="0042b958" officeooo:paragraph-rsid="0017187e"/>
    </style:style>
    <style:style style:name="P54" style:family="paragraph" style:parent-style-name="Table_20_Contents">
      <style:text-properties officeooo:rsid="00375f2c" officeooo:paragraph-rsid="001792d0"/>
    </style:style>
    <style:style style:name="P55" style:family="paragraph" style:parent-style-name="Table_20_Contents">
      <style:text-properties officeooo:rsid="003a7a85" officeooo:paragraph-rsid="001792d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f7e1"/>
    </style:style>
    <style:style style:name="T3" style:family="text">
      <style:text-properties style:text-underline-style="solid" style:text-underline-width="auto" style:text-underline-color="font-color" officeooo:rsid="0021b0ed"/>
    </style:style>
    <style:style style:name="T4" style:family="text">
      <style:text-properties style:text-underline-style="solid" style:text-underline-width="auto" style:text-underline-color="font-color" officeooo:rsid="0026ea8d"/>
    </style:style>
    <style:style style:name="T5" style:family="text">
      <style:text-properties style:text-underline-style="solid" style:text-underline-width="auto" style:text-underline-color="font-color" officeooo:rsid="002dda55"/>
    </style:style>
    <style:style style:name="T6" style:family="text">
      <style:text-properties style:text-underline-style="solid" style:text-underline-width="auto" style:text-underline-color="font-color" officeooo:rsid="00310486"/>
    </style:style>
    <style:style style:name="T7" style:family="text">
      <style:text-properties style:text-underline-style="solid" style:text-underline-width="auto" style:text-underline-color="font-color" officeooo:rsid="00378790"/>
    </style:style>
    <style:style style:name="T8" style:family="text">
      <style:text-properties style:text-underline-style="solid" style:text-underline-width="auto" style:text-underline-color="font-color" officeooo:rsid="003bc591"/>
    </style:style>
    <style:style style:name="T9" style:family="text">
      <style:text-properties style:text-underline-style="solid" style:text-underline-width="auto" style:text-underline-color="font-color" officeooo:rsid="006a09e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95905" style:font-weight-asian="bold" style:font-weight-complex="bold"/>
    </style:style>
    <style:style style:name="T12" style:family="text">
      <style:text-properties fo:font-weight="bold" officeooo:rsid="00682504" style:font-weight-asian="bold" style:font-weight-complex="bold"/>
    </style:style>
    <style:style style:name="T13" style:family="text">
      <style:text-properties fo:font-weight="bold" officeooo:rsid="00100900" style:font-weight-asian="bold" style:font-weight-complex="bol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21b0ed"/>
    </style:style>
    <style:style style:name="T16" style:family="text">
      <style:text-properties officeooo:rsid="00281c28"/>
    </style:style>
    <style:style style:name="T17" style:family="text">
      <style:text-properties officeooo:rsid="007679f4"/>
    </style:style>
    <style:style style:name="T18" style:family="text">
      <style:text-properties officeooo:rsid="004f8994"/>
    </style:style>
    <style:style style:name="T19" style:family="text">
      <style:text-properties officeooo:rsid="0001889f"/>
    </style:style>
    <style:style style:name="T20" style:family="text">
      <style:text-properties officeooo:rsid="00037a35"/>
    </style:style>
    <style:style style:name="T21" style:family="text">
      <style:text-properties officeooo:rsid="000706f9"/>
    </style:style>
    <style:style style:name="T22" style:family="text">
      <style:text-properties officeooo:rsid="000b6bd3"/>
    </style:style>
    <style:style style:name="T23" style:family="text">
      <style:text-properties officeooo:rsid="000d5bec"/>
    </style:style>
    <style:style style:name="T24" style:family="text">
      <style:text-properties officeooo:rsid="000d8cd0"/>
    </style:style>
    <style:style style:name="T25" style:family="text">
      <style:text-properties officeooo:rsid="00100900"/>
    </style:style>
    <style:style style:name="T26" style:family="text">
      <style:text-properties officeooo:rsid="001211c7"/>
    </style:style>
    <style:style style:name="T27" style:family="text">
      <style:text-properties officeooo:rsid="00126f33"/>
    </style:style>
    <style:style style:name="T28" style:family="text">
      <style:text-properties officeooo:rsid="0019f7e1"/>
    </style:style>
    <style:style style:name="T29" style:family="text">
      <style:text-properties officeooo:rsid="0020d5d3"/>
    </style:style>
    <style:style style:name="T30" style:family="text">
      <style:text-properties officeooo:rsid="0021643c"/>
    </style:style>
    <style:style style:name="T31" style:family="text">
      <style:text-properties officeooo:rsid="0026ea8d"/>
    </style:style>
    <style:style style:name="T32" style:family="text">
      <style:text-properties officeooo:rsid="0028fc17"/>
    </style:style>
    <style:style style:name="T33" style:family="text">
      <style:text-properties officeooo:rsid="002bf05c"/>
    </style:style>
    <style:style style:name="T34" style:family="text">
      <style:text-properties officeooo:rsid="002dda55"/>
    </style:style>
    <style:style style:name="T35" style:family="text">
      <style:text-properties officeooo:rsid="00310486"/>
    </style:style>
    <style:style style:name="T36" style:family="text">
      <style:text-properties officeooo:rsid="00378790"/>
    </style:style>
    <style:style style:name="T37" style:family="text">
      <style:text-properties officeooo:rsid="003905f2"/>
    </style:style>
    <style:style style:name="T38" style:family="text">
      <style:text-properties officeooo:rsid="003bc591"/>
    </style:style>
    <style:style style:name="T39" style:family="text">
      <style:text-properties officeooo:rsid="00461f18"/>
    </style:style>
    <style:style style:name="T40" style:family="text">
      <style:text-properties officeooo:rsid="004a26c9"/>
    </style:style>
    <style:style style:name="T41" style:family="text">
      <style:text-properties officeooo:rsid="004dd9cc"/>
    </style:style>
    <style:style style:name="T42" style:family="text">
      <style:text-properties officeooo:rsid="005fb500"/>
    </style:style>
    <style:style style:name="T43" style:family="text">
      <style:text-properties officeooo:rsid="0064f713"/>
    </style:style>
    <style:style style:name="T44" style:family="text">
      <style:text-properties officeooo:rsid="00672474"/>
    </style:style>
    <style:style style:name="T45" style:family="text">
      <style:text-properties officeooo:rsid="00682504"/>
    </style:style>
    <style:style style:name="T46" style:family="text">
      <style:text-properties officeooo:rsid="006a09ee"/>
    </style:style>
    <style:style style:name="T47" style:family="text">
      <style:text-properties officeooo:rsid="0070cb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Spécifications</text:p>
      <text:h text:style-name="P49" text:outline-level="2">Nom de l’exécutable</text:h>
      <text:p text:style-name="P41"><text:span text:style-name="Source_20_Text"><text:span text:style-name="T19">geometry</text:span></text:span></text:p>
      <text:p text:style-name="P44">Outil en ligne de commande permettant la création (et modification) de modèles géométriques (ensemble<text:span text:style-name="T20">s</text:span> d'éléments géométriques).</text:p>
      <text:h text:style-name="P50" text:outline-level="2">Synopsis</text:h>
      <text:p text:style-name="P48">geometry</text:p>
      <text:h text:style-name="P51" text:outline-level="2">Description</text:h>
      <text:p text:style-name="P45">L’utilitaire <text:span text:style-name="Source_20_Text"><text:span text:style-name="T21">geometry</text:span></text:span> <text:span text:style-name="T21">se lance en mode interactif et analyse les commandes de l'entrée standard.</text:span></text:p>
      <text:p text:style-name="P42">Les options d’utilisation sont les suivantes 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6"><text:span text:style-name="Source_20_Text"><text:span text:style-name="T11">Commande et arguments</text:span></text:span></text:p>
          </table:table-cell>
          <table:table-cell table:style-name="Table1.B1" office:value-type="string">
            <text:p text:style-name="P1">Description</text:p>
          </table:table-cell>
          <table:table-cell table:style-name="Table1.A1" office:value-type="string">
            <text:p text:style-name="P1">Tests fonctionnels</text:p>
          </table:table-cell>
        </table:table-row>
        <table:table-row>
          <table:table-cell table:style-name="Table1.A1" office:value-type="string">
            <text:p text:style-name="P27"><text:span text:style-name="Source_20_Text"><text:span text:style-name="T28">C </text:span></text:span><text:span text:style-name="Source_20_Text"><text:span text:style-name="T2">name</text:span></text:span><text:span text:style-name="Source_20_Text"><text:span text:style-name="T28"> </text:span></text:span><text:span text:style-name="Source_20_Text"><text:span text:style-name="T2">x1</text:span></text:span><text:span text:style-name="Source_20_Text"><text:span text:style-name="T28"> </text:span></text:span><text:span text:style-name="Source_20_Text"><text:span text:style-name="T2">y1</text:span></text:span><text:span text:style-name="Source_20_Text"><text:span text:style-name="T28"> </text:span></text:span><text:span text:style-name="Source_20_Text"><text:span text:style-name="T2">r</text:span></text:span></text:p>
          </table:table-cell>
          <table:table-cell table:style-name="Table1.A1" office:value-type="string">
            <text:p text:style-name="P2">Crée un cercle de nom <text:span text:style-name="Source_20_Text"><text:span text:style-name="T1">name</text:span></text:span>, de centre (<text:span text:style-name="Source_20_Text"><text:span text:style-name="T1">x1</text:span></text:span>, <text:span text:style-name="Source_20_Text"><text:span text:style-name="T1">y1</text:span></text:span>) et de rayon <text:span text:style-name="Source_20_Text"><text:span text:style-name="T1">r</text:span></text:span>.</text:p>
          </table:table-cell>
          <table:table-cell table:style-name="Table1.A1" office:value-type="string">
            <text:p text:style-name="P3"><text:span text:style-name="T29">0</text:span>3</text:p>
          </table:table-cell>
        </table:table-row>
        <table:table-row>
          <table:table-cell table:style-name="Table1.A1" office:value-type="string">
            <text:p text:style-name="P28"><text:span text:style-name="Source_20_Text"><text:span text:style-name="T30">R </text:span></text:span><text:span text:style-name="Source_20_Text"><text:span text:style-name="T3">name</text:span></text:span><text:span text:style-name="Source_20_Text"><text:span text:style-name="T15"> </text:span></text:span><text:span text:style-name="Source_20_Text"><text:span text:style-name="T3">x1</text:span></text:span><text:span text:style-name="Source_20_Text"><text:span text:style-name="T15"> </text:span></text:span><text:span text:style-name="Source_20_Text"><text:span text:style-name="T3">y1</text:span></text:span></text:p>
            <text:p text:style-name="P28"><text:span text:style-name="Source_20_Text"><text:span text:style-name="T15"><text:s text:c="7"/></text:span></text:span><text:span text:style-name="Source_20_Text"><text:span text:style-name="T3">x2</text:span></text:span><text:span text:style-name="Source_20_Text"><text:span text:style-name="T15"> </text:span></text:span><text:span text:style-name="Source_20_Text"><text:span text:style-name="T3">y2</text:span></text:span></text:p>
          </table:table-cell>
          <table:table-cell table:style-name="Table1.A1" office:value-type="string">
            <text:p text:style-name="P4">Crée un rectangle de nom <text:span text:style-name="Source_20_Text"><text:span text:style-name="T1">name</text:span></text:span>, et de coins inférieur gauche <text:span text:style-name="T31">(</text:span><text:span text:style-name="Source_20_Text"><text:span text:style-name="T4">x1</text:span></text:span><text:span text:style-name="T31">, </text:span><text:span text:style-name="Source_20_Text"><text:span text:style-name="T4">y1</text:span></text:span><text:span text:style-name="T31">)</text:span> et supérieur droit <text:span text:style-name="T31">(</text:span><text:span text:style-name="Source_20_Text"><text:span text:style-name="T4">x2</text:span></text:span><text:span text:style-name="T31">, </text:span><text:span text:style-name="Source_20_Text"><text:span text:style-name="T4">y2</text:span></text:span><text:span text:style-name="T31">)</text:span>.</text:p>
          </table:table-cell>
          <table:table-cell table:style-name="Table1.A1" office:value-type="string">
            <text:p text:style-name="P5">04</text:p>
          </table:table-cell>
        </table:table-row>
        <table:table-row>
          <table:table-cell table:style-name="Table1.A1" office:value-type="string">
            <text:p text:style-name="P29"><text:span text:style-name="Source_20_Text"><text:span text:style-name="T32">L </text:span></text:span><text:span text:style-name="Source_20_Text"><text:span text:style-name="T3">name</text:span></text:span><text:span text:style-name="Source_20_Text"><text:span text:style-name="T15"> </text:span></text:span><text:span text:style-name="Source_20_Text"><text:span text:style-name="T3">x1</text:span></text:span><text:span text:style-name="Source_20_Text"><text:span text:style-name="T15"> </text:span></text:span><text:span text:style-name="Source_20_Text"><text:span text:style-name="T3">y1</text:span></text:span></text:p>
            <text:p text:style-name="P29"><text:span text:style-name="Source_20_Text"><text:span text:style-name="T15"><text:s text:c="7"/></text:span></text:span><text:span text:style-name="Source_20_Text"><text:span text:style-name="T3">x2</text:span></text:span><text:span text:style-name="Source_20_Text"><text:span text:style-name="T15"> </text:span></text:span><text:span text:style-name="Source_20_Text"><text:span text:style-name="T3">y2</text:span></text:span></text:p>
          </table:table-cell>
          <table:table-cell table:style-name="Table1.A1" office:value-type="string">
            <text:p text:style-name="P6">Crée une ligne <text:span text:style-name="T34">de nom </text:span><text:span text:style-name="Source_20_Text"><text:span text:style-name="T5">name</text:span></text:span><text:span text:style-name="T34"> </text:span>entre les points <text:span text:style-name="T31">(</text:span><text:span text:style-name="Source_20_Text"><text:span text:style-name="T4">x1</text:span></text:span><text:span text:style-name="T31">, </text:span><text:span text:style-name="Source_20_Text"><text:span text:style-name="T4">y1</text:span></text:span><text:span text:style-name="T31">) et (</text:span><text:span text:style-name="Source_20_Text"><text:span text:style-name="T4">x2</text:span></text:span><text:span text:style-name="T31">, </text:span><text:span text:style-name="Source_20_Text"><text:span text:style-name="T4">y2</text:span></text:span><text:span text:style-name="T31">).</text:span></text:p>
          </table:table-cell>
          <table:table-cell table:style-name="Table1.A1" office:value-type="string">
            <text:p text:style-name="P7">05</text:p>
          </table:table-cell>
        </table:table-row>
        <table:table-row>
          <table:table-cell table:style-name="Table1.A1" office:value-type="string">
            <text:p text:style-name="P30"><text:span text:style-name="Source_20_Text"><text:span text:style-name="T33">PL </text:span></text:span><text:span text:style-name="Source_20_Text"><text:span text:style-name="T3">name</text:span></text:span><text:span text:style-name="Source_20_Text"><text:span text:style-name="T15"> </text:span></text:span><text:span text:style-name="Source_20_Text"><text:span text:style-name="T3">x1</text:span></text:span><text:span text:style-name="Source_20_Text"><text:span text:style-name="T15"> </text:span></text:span><text:span text:style-name="Source_20_Text"><text:span text:style-name="T3">y1</text:span></text:span></text:p>
            <text:p text:style-name="P30"><text:span text:style-name="Source_20_Text"><text:span text:style-name="T15"><text:s text:c="9"/>...</text:span></text:span></text:p>
            <text:p text:style-name="P30"><text:span text:style-name="Source_20_Text"><text:span text:style-name="T14"><text:s text:c="8"/></text:span></text:span><text:span text:style-name="Source_20_Text"><text:span text:style-name="T3">x</text:span></text:span><text:span text:style-name="Source_20_Text"><text:span text:style-name="T6">N</text:span></text:span><text:span text:style-name="Source_20_Text"><text:span text:style-name="T15"> </text:span></text:span><text:span text:style-name="Source_20_Text"><text:span text:style-name="T3">y</text:span></text:span><text:span text:style-name="Source_20_Text"><text:span text:style-name="T6">N</text:span></text:span></text:p>
          </table:table-cell>
          <table:table-cell table:style-name="Table1.A1" office:value-type="string">
            <text:p text:style-name="P8"><text:span text:style-name="T16">C</text:span>rée une polyligne de nom <text:span text:style-name="Source_20_Text"><text:span text:style-name="T1">name</text:span></text:span> définies par la suite de points (<text:span text:style-name="Source_20_Text"><text:span text:style-name="T1">x1</text:span></text:span>,<text:span text:style-name="Source_20_Text"><text:span text:style-name="T1">y1</text:span></text:span>) jusqu'à (<text:span text:style-name="Source_20_Text"><text:span text:style-name="T1">x</text:span></text:span><text:span text:style-name="Source_20_Text"><text:span text:style-name="T6">N</text:span></text:span>,<text:span text:style-name="Source_20_Text"><text:span text:style-name="T1">y</text:span></text:span><text:span text:style-name="Source_20_Text"><text:span text:style-name="T6">N</text:span></text:span>).</text:p>
          </table:table-cell>
          <table:table-cell table:style-name="Table1.A1" office:value-type="string">
            <text:p text:style-name="P9">06</text:p>
          </table:table-cell>
        </table:table-row>
        <table:table-row>
          <table:table-cell table:style-name="Table1.A1" office:value-type="string">
            <text:p text:style-name="P31"><text:span text:style-name="Source_20_Text"><text:span text:style-name="T35">OA </text:span></text:span><text:span text:style-name="Source_20_Text"><text:span text:style-name="T6">name</text:span></text:span><text:span text:style-name="Source_20_Text"><text:span text:style-name="T35"> </text:span></text:span><text:span text:style-name="Source_20_Text"><text:span text:style-name="T6">name1</text:span></text:span></text:p>
            <text:p text:style-name="P31"><text:span text:style-name="Source_20_Text"><text:span text:style-name="T35"><text:s text:c="9"/>...</text:span></text:span></text:p>
            <text:p text:style-name="P31"><text:span text:style-name="Source_20_Text"><text:span text:style-name="T35"><text:s text:c="8"/></text:span></text:span><text:span text:style-name="Source_20_Text"><text:span text:style-name="T6">nameN</text:span></text:span></text:p>
          </table:table-cell>
          <table:table-cell table:style-name="Table1.A1" office:value-type="string">
            <text:p text:style-name="P10">Agrège les objets <text:span text:style-name="Source_20_Text"><text:span text:style-name="T1">name1</text:span></text:span> jusqu'à <text:span text:style-name="Source_20_Text"><text:span text:style-name="T1">nameN</text:span></text:span> dans un objet de nom <text:span text:style-name="Source_20_Text"><text:span text:style-name="T1">name</text:span></text:span>. Les objets de <text:span text:style-name="Source_20_Text"><text:span text:style-name="T1">name1</text:span></text:span> à <text:span text:style-name="Source_20_Text"><text:span text:style-name="T1">nameN</text:span></text:span> doivent exister par ailleurs.</text:p>
          </table:table-cell>
          <table:table-cell table:style-name="Table1.A1" office:value-type="string">
            <text:p text:style-name="P54">07</text:p>
          </table:table-cell>
        </table:table-row>
        <table:table-row>
          <table:table-cell table:style-name="Table1.A1" office:value-type="string">
            <text:p text:style-name="P32"><text:span text:style-name="Source_20_Text"><text:span text:style-name="T36">DELETE </text:span></text:span><text:span text:style-name="Source_20_Text"><text:span text:style-name="T7">name...</text:span></text:span></text:p>
          </table:table-cell>
          <table:table-cell table:style-name="Table1.A1" office:value-type="string">
            <text:p text:style-name="P11">Supprime <text:span text:style-name="T37">les éléments de noms passés en paramètres.</text:span></text:p>
          </table:table-cell>
          <table:table-cell table:style-name="Table1.A1" office:value-type="string">
            <text:p text:style-name="P55">08</text:p>
          </table:table-cell>
        </table:table-row>
        <table:table-row>
          <table:table-cell table:style-name="Table1.A1" office:value-type="string">
            <text:p text:style-name="P33"><text:span text:style-name="Source_20_Text"><text:span text:style-name="T38">MOVE </text:span></text:span><text:span text:style-name="Source_20_Text"><text:span text:style-name="T8">name</text:span></text:span><text:span text:style-name="Source_20_Text"><text:span text:style-name="T38"> </text:span></text:span><text:span text:style-name="Source_20_Text"><text:span text:style-name="T8">x</text:span></text:span><text:span text:style-name="Source_20_Text"><text:span text:style-name="T38"> </text:span></text:span><text:span text:style-name="Source_20_Text"><text:span text:style-name="T8">y</text:span></text:span></text:p>
          </table:table-cell>
          <table:table-cell table:style-name="Table1.A1" office:value-type="string">
            <text:p text:style-name="P13">Déplace l'élément de nom <text:span text:style-name="Source_20_Text"><text:span text:style-name="T1">name</text:span></text:span> du vecteur (<text:span text:style-name="Source_20_Text"><text:span text:style-name="T1">x</text:span></text:span>,<text:span text:style-name="Source_20_Text"><text:span text:style-name="T1">y</text:span></text:span>).</text:p>
          </table:table-cell>
          <table:table-cell table:style-name="Table1.A1" office:value-type="string">
            <text:p text:style-name="P12">09</text:p>
          </table:table-cell>
        </table:table-row>
        <table:table-row>
          <table:table-cell table:style-name="Table1.A1" office:value-type="string">
            <text:p text:style-name="P34">LIST</text:p>
          </table:table-cell>
          <table:table-cell table:style-name="Table1.A1" office:value-type="string">
            <text:p text:style-name="P14">Affiche tous les éléments du modèle dans leur état actuel, <text:span text:style-name="T47">ou </text:span><text:span text:style-name="Source_20_Text"><text:span text:style-name="T47">EMPTY</text:span></text:span><text:span text:style-name="T47"> si le modèle est vide.</text:span></text:p>
          </table:table-cell>
          <table:table-cell table:style-name="Table1.A1" office:value-type="string">
            <text:p text:style-name="P15">10</text:p>
          </table:table-cell>
        </table:table-row>
        <table:table-row>
          <table:table-cell table:style-name="Table1.A1" office:value-type="string">
            <text:p text:style-name="P35">UNDO</text:p>
          </table:table-cell>
          <table:table-cell table:style-name="Table1.A1" office:value-type="string">
            <text:p text:style-name="P16">Annule la dernière opération. <text:span text:style-name="T39">Voir la limite d'historique des opérations (hypothèses).</text:span></text:p>
          </table:table-cell>
          <table:table-cell table:style-name="Table1.A1" office:value-type="string">
            <text:p text:style-name="P16">11</text:p>
          </table:table-cell>
        </table:table-row>
        <table:table-row>
          <table:table-cell table:style-name="Table1.A1" office:value-type="string">
            <text:p text:style-name="P36">REDO</text:p>
          </table:table-cell>
          <table:table-cell table:style-name="Table1.A1" office:value-type="string">
            <text:p text:style-name="P17"><text:span text:style-name="T40">Refait </text:span>la dernière opération <text:span text:style-name="T40">annulée, si rien n'a été fait entre temps</text:span>. <text:span text:style-name="T39">Voir la limite d'historique des opérations (hypothèses).</text:span></text:p>
          </table:table-cell>
          <table:table-cell table:style-name="Table1.A1" office:value-type="string">
            <text:p text:style-name="P18">12</text:p>
          </table:table-cell>
        </table:table-row>
        <table:table-row>
          <table:table-cell table:style-name="Table1.A1" office:value-type="string">
            <text:p text:style-name="P37">CLEAR</text:p>
          </table:table-cell>
          <table:table-cell table:style-name="Table1.A1" office:value-type="string">
            <text:p text:style-name="P19">Supprime tous les objets composants le modèle actuel.</text:p>
          </table:table-cell>
          <table:table-cell table:style-name="Table1.A1" office:value-type="string">
            <text:p text:style-name="P20">13</text:p>
          </table:table-cell>
        </table:table-row>
        <table:table-row>
          <table:table-cell table:style-name="Table1.A1" office:value-type="string">
            <text:p text:style-name="P38">SAVE <text:span text:style-name="T1">file</text:span></text:p>
          </table:table-cell>
          <table:table-cell table:style-name="Table1.A1" office:value-type="string">
            <text:p text:style-name="P21">Sauvegarde l'état <text:span text:style-name="T42">courant </text:span>du modèle dans le fichier <text:span text:style-name="Source_20_Text"><text:span text:style-name="T1">file</text:span></text:span>.</text:p>
          </table:table-cell>
          <table:table-cell table:style-name="Table1.A1" office:value-type="string">
            <text:p text:style-name="P22">14</text:p>
          </table:table-cell>
        </table:table-row>
        <table:table-row>
          <table:table-cell table:style-name="Table1.A1" office:value-type="string">
            <text:p text:style-name="P39">LOAD <text:span text:style-name="T1">file</text:span></text:p>
          </table:table-cell>
          <table:table-cell table:style-name="Table1.A1" office:value-type="string">
            <text:p text:style-name="P24">Rajoute <text:span text:style-name="T46">les objets décrits dans </text:span><text:span text:style-name="Source_20_Text"><text:span text:style-name="T9">file</text:span></text:span> <text:span text:style-name="T43">(si conflit de noms, tout le LOAD est annulé).</text:span></text:p>
          </table:table-cell>
          <table:table-cell table:style-name="Table1.A1" office:value-type="string">
            <text:p text:style-name="P23">02</text:p>
          </table:table-cell>
        </table:table-row>
        <table:table-row>
          <table:table-cell table:style-name="Table1.A1" office:value-type="string">
            <text:p text:style-name="P39">EXIT</text:p>
          </table:table-cell>
          <table:table-cell table:style-name="Table1.A1" office:value-type="string">
            <text:p text:style-name="P25">Quitte le programme.</text:p>
          </table:table-cell>
          <table:table-cell table:style-name="Table1.A1" office:value-type="string">
            <text:p text:style-name="P23">01</text:p>
          </table:table-cell>
        </table:table-row>
      </table:table>
      <text:h text:style-name="P52" text:outline-level="2"><text:soft-page-break/>Hypothèses</text:h>
      <text:p text:style-name="P46">La <text:span text:style-name="T10">limite</text:span> totale de <text:span text:style-name="T10">l'historique</text:span> des opérations (comprenant <text:span text:style-name="Source_20_Text">UNDO</text:span> et <text:span text:style-name="Source_20_Text">REDO</text:span>) <text:span text:style-name="T41">est de </text:span><text:span text:style-name="Source_20_Text"><text:span text:style-name="T41">20</text:span></text:span><text:span text:style-name="T41"> opérations. Une fois la limite atteinte, les commandes </text:span><text:span text:style-name="Source_20_Text"><text:span text:style-name="T41">UNDO</text:span></text:span><text:span text:style-name="T41"> et </text:span><text:span text:style-name="Source_20_Text"><text:span text:style-name="T41">REDO</text:span></text:span><text:span text:style-name="T41"> affichent </text:span><text:span text:style-name="Source_20_Text"><text:span text:style-name="T41">ERR NOTHING TO UNDO</text:span></text:span><text:span text:style-name="T41"> ou </text:span><text:span text:style-name="Source_20_Text"><text:span text:style-name="T41">REDO</text:span></text:span><text:span text:style-name="T41">.</text:span></text:p>
      <text:p text:style-name="P47"><text:span text:style-name="T41">S</text:span>i <text:span text:style-name="T44">un objet est créé avec le même nom qu'un objet existant, il y</text:span> a un <text:span text:style-name="T10">conflit </text:span><text:span text:style-name="T12">de nom</text:span><text:span text:style-name="T45">. Dans ce cas, le deuxième objet n'est pas ajouté. Si cet ajout fait parti d'un </text:span><text:span text:style-name="Source_20_Text"><text:span text:style-name="T45">LOAD</text:span></text:span><text:span text:style-name="T45">, on n'ajoute aucun objet du </text:span><text:span text:style-name="Source_20_Text"><text:span text:style-name="T45">LOAD</text:span></text:span><text:span text:style-name="T45">.</text:span></text:p>
      <text:h text:style-name="P53" text:outline-level="2">Diagnosti<text:span text:style-name="T17">c</text:span></text:h>
      <text:p text:style-name="P43"><text:span text:style-name="Source_20_Text"><text:span text:style-name="T22">geometry</text:span></text:span> <text:span text:style-name="T24">affiche </text:span><text:span text:style-name="Source_20_Text"><text:span text:style-name="T24">OK</text:span></text:span> <text:span text:style-name="T18">si tout s’est bien passé</text:span>, <text:span text:style-name="T23">et affiche </text:span><text:span text:style-name="Source_20_Text"><text:span text:style-name="T23">ERR</text:span></text:span><text:span text:style-name="T23"> en cas d'erreur (éventuellement suivi d'un message expliquant l'erreur)</text:span>. <text:span text:style-name="T25">Le code de retour est </text:span><text:span text:style-name="T13">toujours</text:span><text:span text:style-name="T25"> </text:span><text:span text:style-name="Source_20_Text"><text:span text:style-name="T25">0</text:span></text:span><text:span text:style-name="T25">.</text:span></text:p>
      <text:p text:style-name="P45"><text:span text:style-name="T26">Si un des arguments (séparateurs, nom, coordonnées, rayon, etc.) n'est pas formaté de la bonne façon (n'est pas un entier, contient des caractères interdits, etc.), </text:span><text:span text:style-name="Source_20_Text"><text:span text:style-name="T27">geometry</text:span></text:span><text:span text:style-name="T27"> affiche </text:span><text:span text:style-name="Source_20_Text"><text:span text:style-name="T27">ERR</text:span></text:span><text:span text:style-name="T27"> et n'exécute pas la command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margin-top="0.22cm" fo:margin-bottom="0.109cm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cm" fo:margin-bottom="0.15cm" style:contextual-spacing="false" fo:text-indent="0c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ource_20_Text" style:display-name="Source Text" style:family="paragraph" style:parent-style-name="Text_20_body">
      <style:text-properties style:font-name="Courier New" fo:font-family="'Courier New'" style:font-style-name="Regular" style:font-family-generic="modern" style:font-pitch="variable" officeooo:rsid="00176fbb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Source" style:display-name="Table Source" style:family="paragraph" style:parent-style-name="Table_20_Contents">
      <style:text-properties style:font-name="Courier New" fo:font-family="'Courier New'" style:font-style-name="Regular" style:font-family-generic="modern" style:font-pitch="variable" style:font-size-asian="10.5pt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6T16:55:28.946743000</meta:creation-date>
    <dc:date>2013-12-16T17:36:51.501331000</dc:date>
    <meta:editing-duration>PT35M41S</meta:editing-duration>
    <meta:editing-cycles>117</meta:editing-cycles>
    <meta:generator>LibreOffice/4.1.3.2$MacOSX_x86 LibreOffice_project/70feb7d99726f064edab4605a8ab840c50ec57a</meta:generator>
    <meta:document-statistic meta:table-count="1" meta:image-count="0" meta:object-count="0" meta:page-count="2" meta:paragraph-count="66" meta:word-count="425" meta:character-count="2461" meta:non-whitespace-character-count="2054"/>
  </office:meta>
</office:document-meta>
</file>